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You’ve Gotta’ Serve Somebody </text:p>
      <text:p text:style-name="P2"/>
      <text:p text:style-name="P1">Read: Exodus 21:2-6; Romans 6:12-23</text:p>
      <text:p text:style-name="P1"><text:s/></text:p>
      <text:p text:style-name="P1">Text: Romans 6:22 “But now being made free from sin, and become servants to God, ye have your fruit unto holiness, and the end ever-lasting life.”</text:p>
      <text:p text:style-name="P1"/>
      <text:p text:style-name="P1"><text:span text:style-name="T1">Introduction:</text:span> Several years ago there was a Christian Rock Song; sung by Bob Dylan <text:s/>entitled: “You’ve Gotta’ Serve Somebody.” A line of the lyrics went like this: “You’ve gotta’ serve somebody. It might be the devil or it might be the Lord but you’ve gotta’ serve some-body.” The main message of the song was that you cannot be neutral. There is a choice to make and it is between God and satan. If you do not choose God then you default to satan and visa versa.</text:p>
      <text:p text:style-name="P1"><text:s text:c="2"/>It seems like Paul is saying the same thing in our text.</text:p>
      <text:p text:style-name="P1"/>
      <text:p text:style-name="P1"><text:span text:style-name="T1">I. We’re all slaves:</text:span> A quick search of the Greek dictionary reveals that the word which the King James Version translated: “servant” actually could be accurately translated as: “slave.” Here is how it would read: “Being then made free from sin, ye became the <text:span text:style-name="T2">slaves</text:span> of righteousness…For when ye were the <text:span text:style-name="T2">slaves</text:span> of sin, ye were free from righteousness.” (Romans 6:18 &amp; 20)</text:p>
      <text:p text:style-name="P1"><text:s text:c="2"/>The word “slave” certainly conjures up a different picture than the word “servant.” </text:p>
      <text:p text:style-name="P1"><text:s text:c="2"/>Paul reminds the Roman believers that in the past they were slaves to sin but then Christ came into their life and removed the shackles that bound them.</text:p>
      <text:p text:style-name="P1"><text:s text:c="2"/>The Hebrew words of Exodus give a strikingly similar picture when they talk of one who becomes a bond-servant (slave) and decides that he/she loves their master and chooses to remain a slave permanently. </text:p>
      <text:p text:style-name="P1"/>
      <text:p text:style-name="P1"><text:span text:style-name="T1">II Slavery, to a particular master, is optional:</text:span> The word: “slavery” <text:s/>leaves little room for volunteering. Some might argue that the scripture in Exodus indicates that slavery can be a choice and on the surface it seems a correct assumption but I think that the situation must be very complicated for one to choose slavery over freedom. I believe that no one (in their right mind) would choose slavery if they could see any other viable option. How desperate must a man be to believe that slavery is a good choice among all the options of life?<text:tab/><text:tab/></text:p>
      <text:p text:style-name="P1"><text:s text:c="2"/>The difference between this slavery and the involuntary slavery that we used to see in everyday life is revealed in this mental picture: We were born into slavery. Our master is satan. Jesus has engaged our master in battle and defeated him. Jesus has captured all that belonged to satan but He will not force Himself into anyone’s life. He calls us into His presence and this is what He says: “I have defeated your master you are invited to leave him and go with me. If you choose to not go with me, satan will re-enslave you. Will you follow me or remain a slave to satan? <text:s/></text:p>
      <text:p text:style-name="P1"><text:s text:c="2"/>In Jeremiah 40:4 we see a similar offer made to Jeremiah by order of Nebuchadnezzar. “…behold, I loose thee this day from the chains which were upon thine hand. <text:s/>If it seem good unto thee to come with me into Babylon, come; and I will look well unto thee: but if it seem ill unto thee to come with me into Babylon, forbear: behold, all the land is before thee: whither it seemeth good and convenient for thee to go, thither go.”</text:p>
      <text:p text:style-name="P1"><text:s text:c="2"/>Although you do not have an option of whether to be a slave or not you do have the option of choosing who your master is.</text:p>
      <text:p text:style-name="P1"><text:s text:c="2"/>Paul said it simply that you are either a servant of sin who is free from righteousness or a servant of righteousness who is free from sin. (Illustration: “The Robe” Demetrius)</text:p>
      <text:p text:style-name="P1"/>
      <text:p text:style-name="P1"><text:span text:style-name="T1">III. The difference is the scar:</text:span> In Exodus we read: “…if the servant shall plainly say, I love my master, my wife, and my children; I will not go out free…his master shall bore his ear through with an aul; and he shall serve him for ever.” When you are a voluntary slave to Christ it is obvious to those around you, not by chains (you don’t have to be chained) it is obvious by the permanent scar on your ear.</text:p>
      <text:p text:style-name="P1"><text:s text:c="2"/>Other slaves are chained and must be beaten into submission. Their scars are from the lash of their master. They obey because they fear the lash. They will say things like: “I just can’t quit.” “I don’t know why I do this.” “I’m addicted…my life is powerless.” </text:p>
      <text:p text:style-name="P1"><text:s text:c="2"/>When they see the Christian who obeys without the lash or chains they think that we are crazy. “Who would be a slave on purpose?” they ask. Here is the answer: “One who loves his master.”</text:p>
      <text:p text:style-name="P1"/>
      <text:p text:style-name="P1"><text:span text:style-name="T1">Conclude:</text:span> Whose slave are you? Did you choose your master or did he choose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Independence Day </dc:title>
    <meta:initial-creator>Joel Tice</meta:initial-creator>
    <meta:creation-date>2007-07-14T22:12:00</meta:creation-date>
    <dc:creator>Joel Tice</dc:creator>
    <dc:date>2019-06-29T08:37:30.12</dc:date>
    <meta:editing-cycles>7</meta:editing-cycles>
    <meta:editing-duration>PT8H4M</meta:editing-duration>
    <meta:document-statistic meta:table-count="0" meta:image-count="0" meta:object-count="0" meta:page-count="1" meta:paragraph-count="19" meta:word-count="794" meta:character-count="4343"/>
    <meta:generator>OpenOffice/4.1.3$Win32 OpenOffice.org_project/413m1$Build-9783</meta:generator>
  </office:meta>
</office:document-meta>
</file>